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4000002AC63347A4098F25398.png" manifest:media-type="image/png"/>
  <manifest:file-entry manifest:full-path="Pictures/10000001000003AE0000010A41F352222CF56A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3cm" svg:height="3.67cm" svg:x="7.6cm" svg:y="12.08cm">
          <draw:image xlink:href="Pictures/10000001000003AE0000010A41F352222CF56A9B.png" xlink:type="simple" xlink:show="embed" xlink:actuate="onLoad" draw:mime-type="image/png">
            <text:p/>
          </draw:image>
        </draw:frame>
        <draw:frame draw:style-name="gr1" draw:text-style-name="P1" draw:layer="layout" svg:width="16.68cm" svg:height="12.242cm" svg:x="5.5cm" svg:y="0.046cm">
          <draw:image xlink:href="Pictures/10000001000003A4000002AC63347A4098F253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03T11:16:13.432968479</meta:creation-date>
    <dc:date>2025-04-03T11:18:18.392520044</dc:date>
    <meta:editing-duration>PT2M6S</meta:editing-duration>
    <meta:editing-cycles>1</meta:editing-cycles>
    <meta:document-statistic meta:object-count="25"/>
    <meta:generator>LibreOffice/7.3.7.2$Linux_X86_64 LibreOffice_project/30$Build-2</meta:generator>
  </office:meta>
</office:document-meta>
</file>